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RequestHeaderMapMethodArgumentResolver.RequestHeaderMapMethodArgumentResolver( ReactiveAdapterRegistry adapterRegistr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MapMethodArgumentResolver.supportsParameter( MethodParameter par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RequestHeaderMapMethodArgumentResolver.resolveArgumentValue( MethodParameter methodParameter , BindingContext context , ServerWebExchange exchange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RequestHeaderMapMethodArgumentResolver.allParams( RequestHeader annotation , Class &lt; ? &gt; typ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